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lucida grande', tahoma, verdan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397cm" fo:text-align="start" style:justify-single-word="false" fo:widows="1" fo:text-indent="0cm" style:auto-text-indent="false"/>
    </style:style>
    <style:style style:name="T1" style:family="text">
      <style:text-properties fo:font-variant="normal" fo:text-transform="none" fo:color="#373e4d" style:font-name="Helvetica"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iel unseres Projektes ist ein Programm, das Verbrelationspaare automatisch ontologisiert. Der Algorithmus soll Verb-Senses vorhersagen bzw. zuweisen. </text:span></text:p>
      <text:p text:style-name="P1"><text:span text:style-name="T1"/></text:p>
      <text:p text:style-name="P1"><text:span text:style-name="T1">Umsetzung: </text:span></text:p>
      <text:p text:style-name="P1"><text:span text:style-name="T1">Als erstes schauen wir uns die möglichen Senses der Verben des 'Semantic Relations Data Set'(Tremper&amp;Frank) an und wählen manuell den richtigen Sense beider Verben in der angegebenen Relation. Dies geschieht in einem einfachen Programm - dem "Goldbuilder". Die Enddatei .json wird dann im "Goldgenerator" eingelesen, womit wir den Goldstandart berechnen. Problem: Ambige Verbbedeutungen sind auch in der Relation möglich. </text:span></text:p>
      <text:p text:style-name="P1"><text:span text:style-name="T1">Bsp: … Lösung: Wir haben uns jetzt auf eine Bedeutung geeinigt; man könnte natürlich auch die Häufigkeit des Auftretens der Senses bestimmen und durch Wahrscheinlichkeitsberechnungen disambiguieren. (more professionell?)</text:span></text:p>
      <text:p text:style-name="P1"><text:span text:style-name="T1"/></text:p>
      <text:p text:style-name="P1"><text:span text:style-name="T1">Als nächstes setzen wir uns an den Algorithmus, der die korrekten Senses beider Verben in der Relation ermitteln soll. Eine korpusbasierte Wort-Sense-Disambiguierung, wie in Folie 20 unserer Vorlesung und bei Tremper&amp;Frank, kommt uns zunächst in den Sinn. </text:span></text:p>
      <text:p text:style-name="P1"><text:span text:style-name="T1">Als Korpora wählen wir 'SemCor' und 'Ontonote' , welche mit unserem "DictionaryBuilder" verarbeitet und für die Weiterverwendung gefiltert werden. Die Occurance der Senses aus SemCor wird berechnet, die Datenbank aus Ontonote wird angepasst (englische Wörter ausgewählt) und beide entstandenen Sense-dictionaries aufaddiert ausgegeben. </text:span></text:p>
      <text:p text:style-name="P1"><text:span text:style-name="T1">In "VerbOntologization" ist unsere Wort-Sense-Disambiguierungsvorgang implementiert. </text:span></text:p>
      <text:p text:style-name="P1"><text:span text:style-name="T1">...</text:span></text:p>
      <text:p text:style-name="P1"><text:span text:style-name="T1">Mit dem Data-Mining-Programm 'Weka' klassifizieren wir unsere Daten. Ein "WekaBuilder" erstellt eine passende Datei aus den "VerbOntolo" - Ergebnissen für Weka, welche wir duplizieren (zur besseren Lauffähigkeit unseres Codes).</text:span></text:p>
      <text:p text:style-name="P1"><text:span text:style-name="T1"/></text:p>
      <text:p text:style-name="P1"><text:span text:style-name="T1">...Korpusassoziationsmaße und Troponyme ... gloss overlap(lesk), senses im Kontext, bag of words? ... Zusammenhang zu Folien </text:span></text:p>
      <text:p text:style-name="P1"><text:span text:style-name="T1">...Implementierung des Algorithmus, der 2 Verben annimmt und die passenden Senses zur Relation ausgibt.</text:span></text:p>
      <text:p text:style-name="P1"><text:span text:style-name="T1">...Evaluation? Weka? Auswertung der Ergebniss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lucida grande', tahoma, verdan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ja L</meta:initial-creator>
    <meta:creation-date>2015-03-14T23:40:12</meta:creation-date>
    <meta:document-statistic meta:table-count="0" meta:image-count="0" meta:object-count="0" meta:page-count="1" meta:paragraph-count="12" meta:word-count="255" meta:character-count="1986"/>
    <dc:date>2015-03-14T23:43:05.82</dc:date>
    <dc:creator>Svenja L</dc:creator>
    <meta:editing-duration>PT3M2S</meta:editing-duration>
    <meta:editing-cycles>1</meta:editing-cycles>
    <meta:generator>OpenOffice.org/3.3$Win32 OpenOffice.org_project/330m20$Build-9567</meta:generator>
  </office:meta>
</office:document-meta>
</file>